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The Hitchhiker's Guide to Online Anonymity</text:p>
      <text:h text:style-name="Heading_20_3" text:outline-level="3"><text:bookmark-start text:name="privacy-security-anonymity-community-matrixdiscord-chatrooms-rules"/>Privacy Security Anonymity Community Matrix/Discord chatrooms rules:<text:bookmark-end text:name="privacy-security-anonymity-community-matrixdiscord-chatrooms-rules"/></text:h>
      <text:p text:style-name="First_20_paragraph">You will find here the rules for the rooms part of the PSA Community. These rules are valid on Matrix and/or Discord if applicable.</text:p>
      <text:p text:style-name="Text_20_body"><text:span text:style-name="T1">Note that rooms part of the PSA community keep their sovereignty and can apply their own local rules, with their own local moderation. Some of the rooms are following the general rules. Some are not.</text:span></text:p>
      <text:list text:style-name="L1">
        <text:list-item>
          <text:p text:style-name="P1"><text:a xlink:type="simple" xlink:href="#general" office:name=""><text:span text:style-name="Definition">General Rules</text:span></text:a></text:p>
        </text:list-item>
        <text:list-item>
          <text:p text:style-name="P1"><text:a xlink:type="simple" xlink:href="#nth" office:name=""><text:span text:style-name="Definition">Nothing To Hide Privacy Room Rules</text:span></text:a></text:p>
        </text:list-item>
        <text:list-item>
          <text:p text:style-name="P1"><text:a xlink:type="simple" xlink:href="#moderncrypto" office:name=""><text:span text:style-name="Definition">Modern Cryprography Room Rules</text:span></text:a></text:p>
        </text:list-item>
        <text:list-item>
          <text:p text:style-name="P1"><text:a xlink:type="simple" xlink:href="#ossecurity" office:name=""><text:span text:style-name="Definition">OS Security Room Rules</text:span></text:a></text:p>
        </text:list-item>
        <text:list-item>
          <text:p text:style-name="P1"><text:a xlink:type="simple" xlink:href="#bnonymity" office:name=""><text:span text:style-name="Definition">Bnonymity Room Rules</text:span></text:a></text:p>
        </text:list-item>
        <text:list-item>
          <text:p text:style-name="P1"><text:a xlink:type="simple" xlink:href="#exceptions" office:name=""><text:span text:style-name="Definition">Exceptions</text:span></text:a></text:p>
        </text:list-item>
        <text:list-item>
          <text:p text:style-name="P1"><text:a xlink:type="simple" xlink:href="#psabans" office:name=""><text:span text:style-name="Definition">PSA Bans</text:span></text:a></text:p>
        </text:list-item>
        <text:list-item>
          <text:p text:style-name="P1"><text:a xlink:type="simple" xlink:href="#appeals" office:name=""><text:span text:style-name="Definition">Ban Appeals</text:span></text:a></text:p>
        </text:list-item>
      </text:list>
      <text:h text:style-name="Heading_20_4" text:outline-level="4"><text:bookmark-start text:name="general-default-rules-for-psa-rooms-unless-specific-rules-are-mentioned-below"/>General default rules for PSA rooms <text:span text:style-name="T1">unless specific rules are mentioned below</text:span>:<text:bookmark-end text:name="general-default-rules-for-psa-rooms-unless-specific-rules-are-mentioned-below"/></text:h>
      <text:p text:style-name="First_20_paragraph">These are currently only enforced on <text:span text:style-name="T1">Anonymity</text:span> and <text:span text:style-name="T1">Security</text:span>, and not applied on rooms with their own ruleset below.</text:p>
      <text:list text:style-name="L2">
        <text:list-item>
          <text:p text:style-name="P2">Keep it legal</text:p>
        </text:list-item>
        <text:list-item>
          <text:p text:style-name="P2">English only</text:p>
        </text:list-item>
        <text:list-item>
          <text:p text:style-name="P2">Be respectful to each other</text:p>
        </text:list-item>
        <text:list-item>
          <text:p text:style-name="P2">Avoid FUD and/or disinformation</text:p>
        </text:list-item>
        <text:list-item>
          <text:p text:style-name="P2">Avoid gatekeeping and try to remain welcoming to new users</text:p>
        </text:list-item>
        <text:list-item>
          <text:p text:style-name="P2">No hate speech (No racism, no homophobia, no transphobia…)</text:p>
        </text:list-item>
        <text:list-item>
          <text:p text:style-name="P2">No spam</text:p>
        </text:list-item>
        <text:list-item>
          <text:p text:style-name="P2">No doxxing</text:p>
        </text:list-item>
        <text:list-item>
          <text:p text:style-name="P2">No trolling (this doesn’t mean sarcasm is forbidden)</text:p>
        </text:list-item>
        <text:list-item>
          <text:p text:style-name="P2">No NSFW content (no Porn, no Gore, no Hentai…)</text:p>
        </text:list-item>
        <text:list-item>
          <text:p text:style-name="P2">No upload of any non-media files (binaries, executables, compressed files…)</text:p>
        </text:list-item>
        <text:list-item>
          <text:p text:style-name="P2">No voice messages (these will be auto-deleted by the bots)</text:p>
        </text:list-item>
        <text:list-item>
          <text:p text:style-name="P2"><text:span text:style-name="T1">Avoid drifting too much off-topic or move to an off-topic room like #bnonymity</text:span></text:p>
        </text:list-item>
      </text:list>
      <text:p text:style-name="First_20_paragraph">Some exceptions can apply, see the <text:a xlink:type="simple" xlink:href="#exceptions" office:name=""><text:span text:style-name="Definition">exceptions</text:span></text:a> section at the bottom of this page.</text:p>
      <text:h text:style-name="Heading_20_4" text:outline-level="4"><text:bookmark-start text:name="rules-for-nothing-to-hide-privacy"/>Rules for Nothing To Hide Privacy:<text:bookmark-end text:name="rules-for-nothing-to-hide-privacy"/></text:h>
      <text:list text:style-name="L3">
        <text:list-item>
          <text:p text:style-name="P3">Zero tolerance for discussion of how to commit illicit acts</text:p>
        </text:list-item>
        <text:list-item>
          <text:p text:style-name="P3">LIMIT POLITICAL DISCUSSION TO PRIVACY-RELATED TOPICS ONLY</text:p>
        </text:list-item>
        <text:list-item>
          <text:p text:style-name="P3">Do not dox others</text:p>
        </text:list-item>
        <text:list-item>
          <text:p text:style-name="P3">No suspicious links or uploading of non-image binary files</text:p>
        </text:list-item>
        <text:list-item>
          <text:p text:style-name="P3">Be respectful</text:p>
        </text:list-item>
      </text:list>
      <text:h text:style-name="Heading_20_4" text:outline-level="4"><text:bookmark-start text:name="rules-for-modern-cryptography"/>Rules for Modern Cryptography:<text:bookmark-end text:name="rules-for-modern-cryptography"/></text:h>
      <text:p text:style-name="First_20_paragraph">See <text:a xlink:type="simple" xlink:href="https://anonymousplanet-ng.org/moderncrypto-rules.html" office:name=""><text:span text:style-name="Definition">https://anonymousplanet-ng.org/moderncrypto-rules.html</text:span></text:a></text:p>
      <text:h text:style-name="Heading_20_4" text:outline-level="4"><text:bookmark-start text:name="rules-for-os-security"/>Rules for OS Security:<text:bookmark-end text:name="rules-for-os-security"/></text:h>
      <text:p text:style-name="First_20_paragraph">See <text:a xlink:type="simple" xlink:href="https://artemislena.eu/coc.html" office:name=""><text:span text:style-name="Definition">https://artemislena.eu/coc.html</text:span></text:a></text:p>
      <text:h text:style-name="Heading_20_4" text:outline-level="4"><text:bookmark-start text:name="rules-for-bnonymity"/>Rules for Bnonymity:<text:bookmark-end text:name="rules-for-bnonymity"/></text:h>
      <text:list text:style-name="L4">
        <text:list-item>
          <text:p text:style-name="P4">Keep it legal (seriously)</text:p>
        </text:list-item>
        <text:list-item>
          <text:p text:style-name="P4">English only (no Russian, no Chinese, English only)</text:p>
        </text:list-item>
        <text:list-item>
          <text:p text:style-name="P4">Be “somewhat” respectful to each other</text:p>
        </text:list-item>
        <text:list-item>
          <text:p text:style-name="P4">No hate speech (No racism, no homophobia, no transphobia…)</text:p>
        </text:list-item>
        <text:list-item>
          <text:p text:style-name="P4">No spammerino (scams, ads, flooding…)</text:p>
        </text:list-item>
        <text:list-item>
          <text:p text:style-name="P4">No doxxing</text:p>
        </text:list-item>
        <text:list-item>
          <text:p text:style-name="P4">No Porn, no Gore, no Hentai…</text:p>
        </text:list-item>
        <text:list-item>
          <text:p text:style-name="P4">All of the above can result in an insta-ban depending on the severity</text:p>
        </text:list-item>
      </text:list>
      <text:h text:style-name="Heading_20_4" text:outline-level="4"><text:bookmark-start text:name="exceptions"/>Exceptions:<text:bookmark-end text:name="exceptions"/></text:h>
      <text:h text:style-name="Heading_20_5" text:outline-level="5"><text:bookmark-start text:name="exceptions-for-anonymity-security-and-bnonymity-rooms"/>Exceptions for #Anonymity, #Security, and #Bnonymity rooms:<text:bookmark-end text:name="exceptions-for-anonymity-security-and-bnonymity-rooms"/></text:h>
      <text:list text:style-name="L5">
        <text:list-item>
          <text:p text:style-name="P5">Talks about Sci-Hub and/or LibGen are allowed</text:p>
        </text:list-item>
        <text:list-item>
          <text:p text:style-name="P5">Talks about torrenting anonymously are allowed unless the purpose is blatantly illegal</text:p>
        </text:list-item>
      </text:list>
      <text:h text:style-name="Heading_20_4" text:outline-level="4"><text:bookmark-start text:name="psa-bans"/>PSA Bans:<text:bookmark-end text:name="psa-bans"/></text:h>
      <text:p text:style-name="First_20_paragraph">Currently, the following rooms are sharing a common PSA banlist for serious offenders: - #Anonymity - #Security - #Bnonymity - #OS-Security - #ModernCrypto</text:p>
      <text:p text:style-name="Text_20_body">This means that those PSA bans are effectively applied on all those rooms and can be issued by admins of these rooms. See the next section for information about appeals.</text:p>
      <text:h text:style-name="Heading_20_4" text:outline-level="4"><text:bookmark-start text:name="ban-appeals"/>Ban Appeals:<text:bookmark-end text:name="ban-appeals"/></text:h>
      <text:list text:style-name="L6">
        <text:list-item>
          <text:p text:style-name="P6"><text:span text:style-name="T1">If your ban is a local ban issued by room moderators of a specific room: please contact the mods of the room in question to state your case for appealing. PSA Admins cannot and will not assist you with local bans.</text:span></text:p>
        </text:list-item>
        <text:list-item>
          <text:p text:style-name="P6">If your ban is a PSA ban (usually formatted as: “date, reason, appeal status”) and you are banned on several PSA rooms: please send an e-mail to <text:a xlink:type="simple" xlink:href="mailto:appeal@psa.aleeas.com" office:name=""><text:span text:style-name="Definition">appeal@psa.aleeas.com</text:span></text:a> to state your case for appealing. This will notify the admins who can assess your appe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6-26T07:57:44Z</meta:creation-date>
    <dc:date>2022-06-26T07:57:44Z</dc:date>
  </office:meta>
</office:document-meta>
</file>